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Preformatted_20_Text">
      <style:text-properties style:font-name="Arial" fo:font-size="12pt" fo:language="de" fo:country="DE" style:font-size-asian="12pt" style:font-size-complex="12pt"/>
    </style:style>
    <style:style style:name="P6" style:family="paragraph" style:parent-style-name="Preformatted_20_Text">
      <style:paragraph-properties fo:margin-top="0cm" fo:margin-bottom="0.499cm" fo:text-align="start" style:justify-single-word="false" style:writing-mode="lr-tb"/>
      <style:text-properties fo:language="de" fo:country="DE"/>
    </style:style>
    <style:style style:name="P7" style:family="paragraph" style:parent-style-name="Preformatted_20_Text">
      <style:paragraph-properties fo:margin-top="0cm" fo:margin-bottom="0.499cm" fo:text-align="start" style:justify-single-word="false" style:writing-mode="lr-tb"/>
      <style:text-properties style:font-name="Arial" fo:font-size="12pt" fo:language="de" fo:country="DE" style:font-size-asian="12pt" style:font-size-complex="12pt"/>
    </style:style>
    <style:style style:name="P8" style:family="paragraph" style:parent-style-name="Preformatted_20_Text">
      <style:paragraph-properties fo:text-align="start" style:justify-single-word="false" style:writing-mode="lr-tb"/>
      <style:text-properties fo:language="de" fo:country="DE"/>
    </style:style>
    <style:style style:name="P9" style:family="paragraph" style:parent-style-name="Preformatted_20_Text">
      <style:paragraph-properties fo:text-align="start" style:justify-single-word="false" style:writing-mode="lr-tb"/>
      <style:text-properties style:font-name="Arial" fo:font-size="12pt" fo:language="de" fo:country="DE" style:font-size-asian="12pt" style:font-size-complex="12pt"/>
    </style:style>
    <style:style style:name="P10" style:family="paragraph" style:parent-style-name="Preformatted_20_Text">
      <style:paragraph-properties fo:text-align="start" style:justify-single-word="false" style:writing-mode="lr-tb"/>
      <style:text-properties style:font-name="Arial" fo:font-size="12pt" style:font-size-asian="12pt" style:font-size-complex="12pt"/>
    </style:style>
    <style:style style:name="T1" style:family="text">
      <style:text-properties fo:font-variant="normal" fo:text-transform="none" fo:color="#000000" style:font-name="sans-serif" fo:font-size="13.5pt" fo:letter-spacing="normal" fo:font-style="normal"/>
    </style:style>
    <style:style style:name="T2" style:family="text">
      <style:text-properties fo:font-variant="normal" fo:text-transform="none" fo:color="#000000" fo:font-size="13.5pt" fo:letter-spacing="normal" fo:font-style="normal"/>
    </style:style>
    <style:style style:name="T3" style:family="text">
      <style:text-properties fo:font-variant="normal" fo:text-transform="none" fo:color="#000000" style:font-name="Arial" fo:font-size="13.5pt" fo:letter-spacing="normal" fo:font-style="normal"/>
    </style:style>
    <style:style style:name="T4" style:family="text">
      <style:text-properties fo:font-variant="normal" fo:text-transform="none" fo:color="#000000" style:font-name="Arial" fo:letter-spacing="normal" fo:font-style="normal"/>
    </style:style>
    <style:style style:name="T5" style:family="text">
      <style:text-properties fo:font-variant="normal" fo:text-transform="none" fo:color="#000000" style:font-name="Arial" fo:font-size="12pt" fo:letter-spacing="normal" fo:font-style="normal" style:font-size-asian="12pt" style:font-size-complex="12pt"/>
    </style:style>
    <style:style style:name="T6" style:family="text">
      <style:text-properties fo:font-variant="normal" fo:text-transform="none" fo:color="#000000" fo:letter-spacing="normal" fo:font-style="normal"/>
    </style:style>
    <style:style style:name="T7" style:family="text">
      <style:text-properties fo:font-weight="bold" style:font-weight-asian="bold" style:font-weight-complex="bold"/>
    </style:style>
    <style:style style:name="T8" style:family="text">
      <style:text-properties style:font-name="Arial"/>
    </style:style>
    <style:style style:name="T9" style:family="text">
      <style:text-properties style:font-name="Arial" fo:font-size="12pt" style:font-size-asian="12pt" style:font-size-complex="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tw-target-text"/>Cyber-Angreifer verbessern ständig ihre Techniken für den Zugriff auf einzelne oder organisatorische Geräte und Netzwerke. Daher gibt es keine Möglichkeit sicherzustellen, dass eine Person oder eine Organisation vollständig vor Sicherheitsbedrohungen geschützt ist.</text:p>
      <text:p text:style-name="P10"/>
      <text:p text:style-name="P9">Eine Cyberbedrohung, allgemein bekannt als Cyberangriff, ist die Gefahr eines böswilligen Angriffs auf ein Netzwerk durch eine Einzelperson oder Organisation mit dem Ziel, sich unbefugten Zugriff auf das Netzwerk einer anderen Einzelperson oder Organisation zu verschaffen, um Vermögenswerte zu beschädigen, zu stören oder zu stehlen.</text:p>
      <text:p text:style-name="P10"/>
      <text:p text:style-name="P9">Keine Organisation ist vor Cyberangriffen sicher. Manche Cyberangriffe sind so mächtig, dass sie Ihre Systeme zerstören können.</text:p>
      <text:p text:style-name="P9">Da Cyberbedrohungen immer ausgefeilter werden, müssen Unternehmen den notwendigen Schutz zum Schutz ihrer Daten und Netzwerke bereitstellen.</text:p>
      <text:p text:style-name="P7">Allerdings müssen Sie zunächst die Arten von Bedrohungen verstehen, denen Sie als Einzelperson oder Cybersicherheitsanalyst täglich ausgesetzt sein können.</text:p>
      <text:p text:style-name="P2">We will focus on the most common cyberthreats:</text:p>
      <text:list xml:id="list3296584392386342681" text:style-name="L1">
        <text:list-item>
          <text:p text:style-name="P3">Social Engineering Attacks</text:p>
        </text:list-item>
        <text:list-item>
          <text:p text:style-name="P3">Man-in-the-middle</text:p>
        </text:list-item>
        <text:list-item>
          <text:p text:style-name="P3">DDoS and DoS</text:p>
        </text:list-item>
        <text:list-item>
          <text:p text:style-name="P3">Brute-force</text:p>
        </text:list-item>
        <text:list-item>
          <text:p text:style-name="P3">Malware Attacks</text:p>
        </text:list-item>
        <text:list-item>
          <text:p text:style-name="P4">Botnet</text:p>
        </text:list-item>
      </text:list>
      <text:p text:style-name="P1"/>
      <text:p text:style-name="P9"><text:bookmark text:name="tw-target-text1"/>Auf Ihrer Reise zur Cybersicherheit werden Sie einer Vielzahl von Cyberbedrohungen ausgesetzt sein, von denen einige bekannt und andere einzigartig sind. Es ist von entscheidender Bedeutung, das Ziel jedes Angriffs zu verstehen, wie er funktioniert, welche Auswirkungen er hat und wie man ihn erkennt und verhindert.</text:p>
      <text:p text:style-name="P10"/>
      <text:p text:style-name="P7">Nachdem Sie diese erlernt haben, sind Sie besser in der Lage, wahrscheinliche Verhaltensweisen von Angreifern zu antizipieren und das Unternehmen umfassender zu schützen.</text:p>
      <text:p text:style-name="P1"/>
      <text:p text:style-name="P1"/>
      <text:p text:style-name="P5"><text:span text:style-name="Strong_20_Emphasis"><text:span text:style-name="T6">Playing on fear</text:span></text:span> <text:s/>– Wenn Opfer glauben, dass etwas Schreckliches passieren wird, wenn sie nicht handeln, wird ihr Angstgefühl aktiviert. Ernsthafte Drohungen scheinen immer dringend zu sein, was die Opfer zum Reagieren anregt.</text:p>
      <text:p text:style-name="P10"/>
      <text:p text:style-name="P8"><text:span text:style-name="Strong_20_Emphasis"><text:span text:style-name="T5">Playing on greed</text:span></text:span><text:span text:style-name="T9"> – Gier ist ein eigennütziges Motiv, mehr von etwas zu verlangen, beispielsweise von Geld. Die meisten von uns haben irgendwann in ihrem Leben Gefühle der Gier verspürt. Gier ist ein natürlicher Teil des Menschseins und daher für Social Engineers eine äußerst wirksame Waffe.</text:span></text:p>
      <text:p text:style-name="P10"/>
      <text:p text:style-name="P6"><text:span text:style-name="Strong_20_Emphasis"><text:span text:style-name="T5">Playing on curiosity</text:span></text:span><text:span text:style-name="T9"> : Um Opfer auszutricksen, versprechen Angreifer etwas von Interesse oder Nutzen. Diese Form des Angriffs kann so einfach sein wie das Senden einer Nachricht mit der Meldung „Ihr eBay-Einkauf im Wert von 600 US-Dollar ist versandbereit.“ Um Ihre Bestellung anzuzeigen, klicken Sie bitte hier.“ Dieser Nachrichtenstil weckt das Interesse der Zielgruppe und führt dazu, dass sie sich gezwungen fühlt, auf den Link zu klicke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32cm" fo:margin-bottom="1.997cm" fo:margin-left="1.058cm" fo:margin-right="1.02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8S</meta:editing-duration>
    <meta:editing-cycles>3</meta:editing-cycles>
    <meta:generator>OpenOffice/4.1.14$Win32 OpenOffice.org_project/4114m1$Build-9811</meta:generator>
    <dc:date>2023-11-20T21:44:38.78</dc:date>
    <meta:document-statistic meta:table-count="0" meta:image-count="0" meta:object-count="0" meta:page-count="1" meta:paragraph-count="17" meta:word-count="370" meta:character-count="2611"/>
    <dc:creator>kaos sevdalisi</dc:creator>
    <meta:user-defined meta:name="Info 1"/>
    <meta:user-defined meta:name="Info 2"/>
    <meta:user-defined meta:name="Info 3"/>
    <meta:user-defined meta:name="Info 4"/>
  </office:meta>
</office:document-meta>
</file>